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4181in" fo:margin-left="-0.075in" fo:margin-top="0in" fo:margin-bottom="0in" table:align="left" style:writing-mode="lr-tb"/>
    </style:style>
    <style:style style:name="Table1.A" style:family="table-column">
      <style:table-column-properties style:column-width="3.209in"/>
    </style:style>
    <style:style style:name="Table1.B" style:family="table-column">
      <style:table-column-properties style:column-width="3.208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075in" fo:padding-right="0.075in" fo:padding-top="0in" fo:padding-bottom="0in" fo:border="0.0069in solid #000001"/>
    </style:style>
    <style:style style:name="Table1.B3" style:family="table-cell" style:data-style-name="N0">
      <style:table-cell-properties fo:padding-left="0.075in" fo:padding-right="0.075in" fo:padding-top="0in" fo:padding-bottom="0in" fo:border="0.0069in solid #000001"/>
    </style:style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70"/>ASSIGNMENT-3</text:p>
      <text:p text:style-name="Standard"><text:s text:c="61"/>PYTHON PROGRAMMING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>Assignment Date</text:p>
          </table:table-cell>
          <table:table-cell table:style-name="Table1.A1" office:value-type="string">
            <text:p text:style-name="P1">05 october 2022</text:p>
          </table:table-cell>
        </table:table-row>
        <table:table-row table:style-name="Table1.1">
          <table:table-cell table:style-name="Table1.A1" office:value-type="string">
            <text:p text:style-name="P1">Student Name</text:p>
          </table:table-cell>
          <table:table-cell table:style-name="Table1.A1" office:value-type="string">
            <text:p text:style-name="P1">Ms Ramyasri</text:p>
          </table:table-cell>
        </table:table-row>
        <table:table-row table:style-name="Table1.1">
          <table:table-cell table:style-name="Table1.A1" office:value-type="string">
            <text:p text:style-name="P1">Student Roll Number</text:p>
          </table:table-cell>
          <table:table-cell table:style-name="Table1.B3" office:value-type="float" office:value="2127190801060">
            <text:p text:style-name="P1">2127190801060</text:p>
          </table:table-cell>
        </table:table-row>
        <table:table-row table:style-name="Table1.1">
          <table:table-cell table:style-name="Table1.A1" office:value-type="string">
            <text:p text:style-name="P1">Maximum Marks</text:p>
          </table:table-cell>
          <table:table-cell table:style-name="Table1.A1" office:value-type="string">
            <text:p text:style-name="P1">2 Marks</text:p>
          </table:table-cell>
        </table:table-row>
      </table:table>
      <text:p text:style-name="Standard"/>
      <text:p text:style-name="Standard"><text:span text:style-name="T1">Question:</text:span></text:p>
      <text:p text:style-name="Standard"><text:span text:style-name="T1">Write python code for blinking LED and Traffic lights for Raspberry pi. <text:s text:c="2"/></text:span></text:p>
      <text:p text:style-name="Standard"><text:span text:style-name="T1">Blinking Led:</text:span></text:p>
      <text:p text:style-name="Standard">import RPI.GPIO as GPIO</text:p>
      <text:p text:style-name="Standard">from time import sleep</text:p>
      <text:p text:style-name="Standard">GPIO.setwarnings(False)</text:p>
      <text:p text:style-name="Standard">GPIO.setmode(GPIO.BOARD)</text:p>
      <text:p text:style-name="Standard">GPIO.setup(7, GPIO.OUT, initial=GPIO.LOW)</text:p>
      <text:p text:style-name="Standard"><text:s/>while True:</text:p>
      <text:p text:style-name="Standard"><text:tab/>GPIO.output(7, GPIO.HIGH)</text:p>
      <text:p text:style-name="Standard"><text:tab/>print("LED on")</text:p>
      <text:p text:style-name="Standard"><text:tab/>sleep(1)</text:p>
      <text:p text:style-name="Standard"><text:tab/>GPIO.output(7, GPIO.LOW)</text:p>
      <text:p text:style-name="Standard"><text:tab/>print("LED off")</text:p>
      <text:p text:style-name="Standard"><text:tab/>sleep(1)</text:p>
      <text:p text:style-name="Standard">Traffic Light:</text:p>
      <text:p text:style-name="Standard">import RPi.GPIO as GPIO</text:p>
      <text:p text:style-name="Standard">import time</text:p>
      <text:p text:style-name="Standard">try:</text:p>
      <text:p text:style-name="Standard">deflightTraffic(led1, led2, led3, delay):</text:p>
      <text:p text:style-name="Standard">GPIO.output(led1, 1)Print("GREEN") time.sleep(delay)</text:p>
      <text:p text:style-name="Standard">GPIO.output(led1, 0)</text:p>
      <text:p text:style-name="Standard"><text:soft-page-break/>GPIO.output(led2, 1) Print("YELLOW")</text:p>
      <text:p text:style-name="Standard">time.sleep(delay)</text:p>
      <text:p text:style-name="Standard">GPIO.output(led2, 0) GPIO.output(led3, 1)</text:p>
      <text:p text:style-name="Standard">Print("RED") time.sleep(delay)</text:p>
      <text:p text:style-name="Standard">OGPIO.output(led3, 0)</text:p>
      <text:p text:style-name="Standard">GPIO.setmode(GPIO.BCM) button 19</text:p>
      <text:p text:style-name="Standard">GPIO.setup(button, GPIO.IN, pull_up_down-GPIO.PUD_UP)</text:p>
      <text:p text:style-name="Standard">ledGreen - 16</text:p>
      <text:p text:style-name="Standard">led Yellow 12</text:p>
      <text:p text:style-name="Standard">ledRed-23</text:p>
      <text:p text:style-name="Standard">GPIO.setup(ledGreen, GPIO.OUT)</text:p>
      <text:p text:style-name="Standard">GPIO.setup(led Yellow, GPIO.OUT)</text:p>
      <text:p text:style-name="Standard">GPIO.setup(ledRed, GPIO.OUT) while True:</text:p>
      <text:p text:style-name="Standard">input_state= GPIO.input(button)</text:p>
      <text:p text:style-name="Standard">if input state-False:</text:p>
      <text:p text:style-name="Standard">print('Button Pressed') light Traffic(ledGreen, led Yellow, ledRed, 1)</text:p>
      <text:p text:style-name="Standard">else:</text:p>
      <text:p text:style-name="Standard">GPIO.output(led Green, 0)</text:p>
      <text:p text:style-name="Standard">GPIO.output(ledYellow, 0) GPIO.output(ledRed, 0)</text:p>
      <text:p text:style-name="Standard">except KeyboardInterrupt:</text:p>
      <text:p text:style-name="Standard">print "You've exited the program"</text:p>
      <text:p text:style-name="Standard">finally:</text:p>
      <text:p text:style-name="Standard">GPIO.cleanup()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335in" fo:margin-bottom="0.3335in" fo:margin-left="0.3335in" fo:margin-right="0.3335in" fo:border="0.0071in solid #00000a" fo:padding="0.6665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335in" fo:margin-bottom="0.3335in" fo:margin-left="0.3335in" fo:margin-right="0.3335in" fo:border="0.0071in solid #00000a" fo:padding="0.4543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i shalu</meta:initial-creator>
    <dc:creator>heart </dc:creator>
    <meta:editing-cycles>1</meta:editing-cycles>
    <meta:creation-date>2022-10-07T14:36:00</meta:creation-date>
    <dc:date>2022-10-10T11:13:03.87</dc:date>
    <meta:editing-duration>PT56S</meta:editing-duration>
    <meta:generator>OpenOffice/4.1.2$Win32 OpenOffice.org_project/412m3$Build-9782</meta:generator>
    <meta:document-statistic meta:table-count="1" meta:image-count="0" meta:object-count="0" meta:page-count="2" meta:paragraph-count="55" meta:word-count="142" meta:character-count="1421"/>
    <meta:user-defined meta:name="AppVersion">12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